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67mm"/>
    </style:style>
    <style:style style:name="co2" style:family="table-column">
      <style:table-column-properties fo:break-before="auto" style:column-width="6.97mm"/>
    </style:style>
    <style:style style:name="co3" style:family="table-column">
      <style:table-column-properties fo:break-before="auto" style:column-width="5.03mm"/>
    </style:style>
    <style:style style:name="co4" style:family="table-column">
      <style:table-column-properties fo:break-before="auto" style:column-width="7.0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MbmCommonSetting-StaffBaseRankRange" table:style-name="ta1">
        <table:shapes>
          <draw:frame draw:z-index="0" draw:style-name="gr1" draw:text-style-name="P1" svg:width="160.11mm" svg:height="90.04mm" svg:x="227.89mm" svg:y="488.21mm">
            <draw:object draw:notify-on-update-of-ranges="'MbmCommonSetting-StaffBaseRankRange'.A1:'MbmCommonSetting-StaffBaseRankRange'.A1 'MbmCommonSetting-StaffBaseRankRange'.A2:'MbmCommonSetting-StaffBaseRankRange'.A8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539.43mm" svg:height="181.04mm" svg:x="88.82mm" svg:y="226.63mm">
            <draw:object draw:notify-on-update-of-ranges="'MbmCommonSetting-StaffBaseRankRange'.A2:'MbmCommonSetting-StaffBaseRankRange'.A88 'MbmCommonSetting-StaffBaseRankRange'.B1:'MbmCommonSetting-StaffBaseRankRange'.B1 'MbmCommonSetting-StaffBaseRankRange'.B2:'MbmCommonSetting-StaffBaseRankRange'.B88 'MbmCommonSetting-StaffBaseRankRange'.A2:'MbmCommonSetting-StaffBaseRankRange'.A88 'MbmCommonSetting-StaffBaseRankRange'.C1:'MbmCommonSetting-StaffBaseRankRange'.C1 'MbmCommonSetting-StaffBaseRankRange'.C2:'MbmCommonSetting-StaffBaseRankRange'.C88 'MbmCommonSetting-StaffBaseRankRange'.A2:'MbmCommonSetting-StaffBaseRankRange'.A88 'MbmCommonSetting-StaffBaseRankRange'.D1:'MbmCommonSetting-StaffBaseRankRange'.D1 'MbmCommonSetting-StaffBaseRankRange'.D2:'MbmCommonSetting-StaffBaseRankRange'.D88 'MbmCommonSetting-StaffBaseRankRange'.A2:'MbmCommonSetting-StaffBaseRankRange'.A88 'MbmCommonSetting-StaffBaseRankRange'.E1:'MbmCommonSetting-StaffBaseRankRange'.E1 'MbmCommonSetting-StaffBaseRankRange'.E2:'MbmCommonSetting-StaffBaseRankRange'.E88 'MbmCommonSetting-StaffBaseRankRange'.A2:'MbmCommonSetting-StaffBaseRankRange'.A88 'MbmCommonSetting-StaffBaseRankRange'.F1:'MbmCommonSetting-StaffBaseRankRange'.F1 'MbmCommonSetting-StaffBaseRankRange'.F2:'MbmCommonSetting-StaffBaseRankRange'.F88 'MbmCommonSetting-StaffBaseRankRange'.A2:'MbmCommonSetting-StaffBaseRankRange'.A88 'MbmCommonSetting-StaffBaseRankRange'.G1:'MbmCommonSetting-StaffBaseRankRange'.G1 'MbmCommonSetting-StaffBaseRankRange'.G2:'MbmCommonSetting-StaffBaseRankRange'.G88 'MbmCommonSetting-StaffBaseRankRange'.A2:'MbmCommonSetting-StaffBaseRankRange'.A88 'MbmCommonSetting-StaffBaseRankRange'.H1:'MbmCommonSetting-StaffBaseRankRange'.H1 'MbmCommonSetting-StaffBaseRankRange'.H2:'MbmCommonSetting-StaffBaseRankRange'.H88 'MbmCommonSetting-StaffBaseRankRange'.A2:'MbmCommonSetting-StaffBaseRankRange'.A88 'MbmCommonSetting-StaffBaseRankRange'.I1:'MbmCommonSetting-StaffBaseRankRange'.I1 'MbmCommonSetting-StaffBaseRankRange'.I2:'MbmCommonSetting-StaffBaseRankRange'.I88 'MbmCommonSetting-StaffBaseRankRange'.A2:'MbmCommonSetting-StaffBaseRankRange'.A88 'MbmCommonSetting-StaffBaseRankRange'.J1:'MbmCommonSetting-StaffBaseRankRange'.J1 'MbmCommonSetting-StaffBaseRankRange'.J2:'MbmCommonSetting-StaffBaseRankRange'.J88 'MbmCommonSetting-StaffBaseRankRange'.A2:'MbmCommonSetting-StaffBaseRankRange'.A88 'MbmCommonSetting-StaffBaseRankRange'.K1:'MbmCommonSetting-StaffBaseRankRange'.K1 'MbmCommonSetting-StaffBaseRankRange'.K2:'MbmCommonSetting-StaffBaseRankRange'.K8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481.78mm" svg:height="219.06mm" svg:x="85.98mm" svg:y="2.2mm">
            <draw:object draw:notify-on-update-of-ranges="'MbmCommonSetting-StaffBaseRankRange'.A2:'MbmCommonSetting-StaffBaseRankRange'.A88 'MbmCommonSetting-StaffBaseRankRange'.M2:'MbmCommonSetting-StaffBaseRankRange'.M53 'MbmCommonSetting-StaffBaseRankRange'.B1:'MbmCommonSetting-StaffBaseRankRange'.B1 'MbmCommonSetting-StaffBaseRankRange'.B2:'MbmCommonSetting-StaffBaseRankRange'.B88 'MbmCommonSetting-StaffBaseRankRange'.C1:'MbmCommonSetting-StaffBaseRankRange'.C1 'MbmCommonSetting-StaffBaseRankRange'.C2:'MbmCommonSetting-StaffBaseRankRange'.C88 'MbmCommonSetting-StaffBaseRankRange'.D1:'MbmCommonSetting-StaffBaseRankRange'.D1 'MbmCommonSetting-StaffBaseRankRange'.D2:'MbmCommonSetting-StaffBaseRankRange'.D88 'MbmCommonSetting-StaffBaseRankRange'.E1:'MbmCommonSetting-StaffBaseRankRange'.E1 'MbmCommonSetting-StaffBaseRankRange'.E2:'MbmCommonSetting-StaffBaseRankRange'.E88 'MbmCommonSetting-StaffBaseRankRange'.F1:'MbmCommonSetting-StaffBaseRankRange'.F1 'MbmCommonSetting-StaffBaseRankRange'.F2:'MbmCommonSetting-StaffBaseRankRange'.F88 'MbmCommonSetting-StaffBaseRankRange'.G1:'MbmCommonSetting-StaffBaseRankRange'.G1 'MbmCommonSetting-StaffBaseRankRange'.G2:'MbmCommonSetting-StaffBaseRankRange'.G88 'MbmCommonSetting-StaffBaseRankRange'.H1:'MbmCommonSetting-StaffBaseRankRange'.H1 'MbmCommonSetting-StaffBaseRankRange'.H2:'MbmCommonSetting-StaffBaseRankRange'.H88 'MbmCommonSetting-StaffBaseRankRange'.I1:'MbmCommonSetting-StaffBaseRankRange'.I1 'MbmCommonSetting-StaffBaseRankRange'.I2:'MbmCommonSetting-StaffBaseRankRange'.I88 'MbmCommonSetting-StaffBaseRankRange'.J1:'MbmCommonSetting-StaffBaseRankRange'.J1 'MbmCommonSetting-StaffBaseRankRange'.J2:'MbmCommonSetting-StaffBaseRankRange'.J88 'MbmCommonSetting-StaffBaseRankRange'.K1:'MbmCommonSetting-StaffBaseRankRange'.K1 'MbmCommonSetting-StaffBaseRankRange'.K2:'MbmCommonSetting-StaffBaseRankRange'.K8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otalSectionL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pp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227.16mm" svg:height="169.73mm" svg:x="229.96mm" svg:y="31.34mm">
            <draw:object draw:notify-on-update-of-ranges="Sheet2.C1:Sheet2.C4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[.A1]^[.B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formula="of:=[.A2]^[.B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formula="of:=[.A3]^[.B3]" office:value-type="float" office:value="1.23114441334492" calcext:value-type="float">
            <text:p>1.23114441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table:formula="of:=[.A4]^[.B4]" office:value-type="float" office:value="1.55184557391536" calcext:value-type="float">
            <text:p>1.55184557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A5]^[.B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formula="of:=[.A6]^[.B6]" office:value-type="float" office:value="2.62652780440377" calcext:value-type="float">
            <text:p>2.6265278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formula="of:=[.A7]^[.B7]" office:value-type="float" office:value="3.50514408640719" calcext:value-type="float">
            <text:p>3.50514408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table:formula="of:=[.A8]^[.B8]" office:value-type="float" office:value="4.74327639380337" calcext:value-type="float">
            <text:p>4.74327639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formula="of:=[.A9]^[.B9]" office:value-type="float" office:value="6.49801917084989" calcext:value-type="float">
            <text:p>6.49801917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A10]^[.B1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table:formula="of:=[.A11]^[.B11]" office:value-type="float" office:value="12.5892541179417" calcext:value-type="float">
            <text:p>12.58925411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" calcext:value-type="float">
            <text:p>1.2</text:p>
          </table:table-cell>
          <table:table-cell table:formula="of:=[.A12]^[.B12]" office:value-type="float" office:value="17.769336928224" calcext:value-type="float">
            <text:p>17.76933692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" calcext:value-type="float">
            <text:p>1.3</text:p>
          </table:table-cell>
          <table:table-cell table:formula="of:=[.A13]^[.B13]" office:value-type="float" office:value="25.2892307921337" calcext:value-type="float">
            <text:p>25.28923079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" calcext:value-type="float">
            <text:p>1.4</text:p>
          </table:table-cell>
          <table:table-cell table:formula="of:=[.A14]^[.B14]" office:value-type="float" office:value="36.2677566665581" calcext:value-type="float">
            <text:p>36.26775666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table:formula="of:=[.A15]^[.B15]" office:value-type="float" office:value="52.3832034148352" calcext:value-type="float">
            <text:p>52.38320341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6" calcext:value-type="float">
            <text:p>1.6</text:p>
          </table:table-cell>
          <table:table-cell table:formula="of:=[.A16]^[.B16]" office:value-type="float" office:value="76.1633458798111" calcext:value-type="float">
            <text:p>76.16334587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.7</text:p>
          </table:table-cell>
          <table:table-cell table:formula="of:=[.A17]^[.B17]" office:value-type="float" office:value="111.430472101904" calcext:value-type="float">
            <text:p>111.43047210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8" calcext:value-type="float">
            <text:p>1.8</text:p>
          </table:table-cell>
          <table:table-cell table:formula="of:=[.A18]^[.B18]" office:value-type="float" office:value="163.986485559087" calcext:value-type="float">
            <text:p>163.98648555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9" calcext:value-type="float">
            <text:p>1.9</text:p>
          </table:table-cell>
          <table:table-cell table:formula="of:=[.A19]^[.B19]" office:value-type="float" office:value="242.670932899225" calcext:value-type="float">
            <text:p>242.67093289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A20]^[.B20]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1" calcext:value-type="float">
            <text:p>2.1</text:p>
          </table:table-cell>
          <table:table-cell table:formula="of:=[.A21]^[.B21]" office:value-type="float" office:value="539.713139069425" calcext:value-type="float">
            <text:p>539.71313906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2" calcext:value-type="float">
            <text:p>2.2</text:p>
          </table:table-cell>
          <table:table-cell table:formula="of:=[.A22]^[.B22]" office:value-type="float" office:value="810.741582678372" calcext:value-type="float">
            <text:p>810.74158267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3" calcext:value-type="float">
            <text:p>2.3</text:p>
          </table:table-cell>
          <table:table-cell table:formula="of:=[.A23]^[.B23]" office:value-type="float" office:value="1223.41039394737" calcext:value-type="float">
            <text:p>1223.41039394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4" calcext:value-type="float">
            <text:p>2.4</text:p>
          </table:table-cell>
          <table:table-cell table:formula="of:=[.A24]^[.B24]" office:value-type="float" office:value="1854.15828663765" calcext:value-type="float">
            <text:p>1854.158286637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.5</text:p>
          </table:table-cell>
          <table:table-cell table:formula="of:=[.A25]^[.B25]" office:value-type="float" office:value="2821.81218368622" calcext:value-type="float">
            <text:p>2821.81218368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6" calcext:value-type="float">
            <text:p>2.6</text:p>
          </table:table-cell>
          <table:table-cell table:formula="of:=[.A26]^[.B26]" office:value-type="float" office:value="4311.6551920663" calcext:value-type="float">
            <text:p>4311.655192066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7" calcext:value-type="float">
            <text:p>2.7</text:p>
          </table:table-cell>
          <table:table-cell table:formula="of:=[.A27]^[.B27]" office:value-type="float" office:value="6613.44946770869" calcext:value-type="float">
            <text:p>6613.44946770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8" calcext:value-type="float">
            <text:p>2.8</text:p>
          </table:table-cell>
          <table:table-cell table:formula="of:=[.A28]^[.B28]" office:value-type="float" office:value="10181.6588104587" calcext:value-type="float">
            <text:p>10181.65881045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9" calcext:value-type="float">
            <text:p>2.9</text:p>
          </table:table-cell>
          <table:table-cell table:formula="of:=[.A29]^[.B29]" office:value-type="float" office:value="15731.0709892171" calcext:value-type="float">
            <text:p>15731.07098921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.A30]^[.B30]" office:value-type="float" office:value="24389" calcext:value-type="float">
            <text:p>243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1" calcext:value-type="float">
            <text:p>3.1</text:p>
          </table:table-cell>
          <table:table-cell table:formula="of:=[.A31]^[.B31]" office:value-type="float" office:value="37938.1273150585" calcext:value-type="float">
            <text:p>37938.12731505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2" calcext:value-type="float">
            <text:p>3.2</text:p>
          </table:table-cell>
          <table:table-cell table:formula="of:=[.A32]^[.B32]" office:value-type="float" office:value="59204.8684222089" calcext:value-type="float">
            <text:p>59204.86842220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table:formula="of:=[.A33]^[.B33]" office:value-type="float" office:value="92681.9000236831" calcext:value-type="float">
            <text:p>92681.90002368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4" calcext:value-type="float">
            <text:p>3.4</text:p>
          </table:table-cell>
          <table:table-cell table:formula="of:=[.A34]^[.B34]" office:value-type="float" office:value="145528.279711485" calcext:value-type="float">
            <text:p>145528.2797114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5" calcext:value-type="float">
            <text:p>3.5</text:p>
          </table:table-cell>
          <table:table-cell table:formula="of:=[.A35]^[.B35]" office:value-type="float" office:value="229179.733275" calcext:value-type="float">
            <text:p>229179.7332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6" calcext:value-type="float">
            <text:p>3.6</text:p>
          </table:table-cell>
          <table:table-cell table:formula="of:=[.A36]^[.B36]" office:value-type="float" office:value="361946.981943399" calcext:value-type="float">
            <text:p>361946.98194339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7" calcext:value-type="float">
            <text:p>3.7</text:p>
          </table:table-cell>
          <table:table-cell table:formula="of:=[.A37]^[.B37]" office:value-type="float" office:value="573217.252061473" calcext:value-type="float">
            <text:p>573217.2520614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8" calcext:value-type="float">
            <text:p>3.8</text:p>
          </table:table-cell>
          <table:table-cell table:formula="of:=[.A38]^[.B38]" office:value-type="float" office:value="910262.290287913" calcext:value-type="float">
            <text:p>910262.2902879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9" calcext:value-type="float">
            <text:p>3.9</text:p>
          </table:table-cell>
          <table:table-cell table:formula="of:=[.A39]^[.B39]" office:value-type="float" office:value="1449292.44006844" calcext:value-type="float">
            <text:p>1449292.440068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formula="of:=[.A40]^[.B40]" office:value-type="float" office:value="2313441" calcext:value-type="float">
            <text:p>23134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1" calcext:value-type="float">
            <text:p>4.1</text:p>
          </table:table-cell>
          <table:table-cell table:formula="of:=[.A41]^[.B41]" office:value-type="float" office:value="3702081.40695532" calcext:value-type="float">
            <text:p>3702081.406955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.2" calcext:value-type="float">
            <text:p>4.2</text:p>
          </table:table-cell>
          <table:table-cell table:formula="of:=[.A42]^[.B42]" office:value-type="float" office:value="5938711.09344506" calcext:value-type="float">
            <text:p>5938711.093445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.3" calcext:value-type="float">
            <text:p>4.3</text:p>
          </table:table-cell>
          <table:table-cell table:formula="of:=[.A43]^[.B43]" office:value-type="float" office:value="9549309.04583989" calcext:value-type="float">
            <text:p>9549309.045839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4" calcext:value-type="float">
            <text:p>4.4</text:p>
          </table:table-cell>
          <table:table-cell table:formula="of:=[.A44]^[.B44]" office:value-type="float" office:value="15390800.3506217" calcext:value-type="float">
            <text:p>15390800.35062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.5" calcext:value-type="float">
            <text:p>4.5</text:p>
          </table:table-cell>
          <table:table-cell table:formula="of:=[.A45]^[.B45]" office:value-type="float" office:value="24862056.2204638" calcext:value-type="float">
            <text:p>24862056.22046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6" calcext:value-type="float">
            <text:p>4.6</text:p>
          </table:table-cell>
          <table:table-cell table:formula="of:=[.A46]^[.B46]" office:value-type="float" office:value="40251082.3819167" calcext:value-type="float">
            <text:p>40251082.38191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7" calcext:value-type="float">
            <text:p>4.7</text:p>
          </table:table-cell>
          <table:table-cell table:formula="of:=[.A47]^[.B47]" office:value-type="float" office:value="65307312.0015134" calcext:value-type="float">
            <text:p>65307312.001513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0/00/0000</text:date>, <text:time style:data-style-name="N2" text:time-value="12:55:36.7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8T12:56:35.708000000</dc:date>
    <meta:editing-duration>PT10H14M39S</meta:editing-duration>
    <meta:editing-cycles>6</meta:editing-cycles>
    <meta:generator>LibreOffice/4.4.1.2$Windows_x86 LibreOffice_project/45e2de17089c24a1fa810c8f975a7171ba4cd432</meta:generator>
    <meta:document-statistic meta:table-count="2" meta:cell-count="1123" meta:object-count="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9.005cm" xlink:href=".." xlink:type="simple" chart:class="chart:line" chart:style-name="ch1">
        <chart:legend chart:legend-position="end" svg:x="12.525cm" svg:y="4.203cm" style:legend-expansion="high" chart:style-name="ch2"/>
        <chart:plot-area chart:style-name="ch3" table:cell-range-address="'MbmCommonSetting-StaffBaseRankRange'.A1:'MbmCommonSetting-StaffBaseRankRange'.A88" chart:data-source-has-labels="row" svg:x="-0.032cm" svg:y="0.391cm" svg:width="11.882cm" svg:height="8.644cm">
          <chartooo:coordinate-region svg:x="0.96cm" svg:y="0.59cm" svg:width="10.877cm" svg:height="7.6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bmCommonSetting-StaffBaseRankRange'.A2:'MbmCommonSetting-StaffBaseRankRange'.A88" chart:label-cell-address="'MbmCommonSetting-StaffBaseRankRange'.A1:'MbmCommonSetting-StaffBaseRankRange'.A1" chart:class="chart:line">
            <chart:data-point chart:repeated="8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SectionLv</text:p>
                <draw:g>
                  <svg:desc>'MbmCommonSetting-StaffBaseRankRange'.A1:'MbmCommonSetting-StaffBaseRankRang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bmCommonSetting-StaffBaseRankRange'.A2:'MbmCommonSetting-StaffBaseRankRange'.A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0">
                <text:p>9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717cm" svg:height="16.974cm" xlink:href=".." xlink:type="simple" chart:class="chart:line" chart:style-name="ch1">
        <chart:legend chart:legend-position="end" svg:x="19.865cm" svg:y="8.188cm" style:legend-expansion="high" chart:style-name="ch2"/>
        <chart:plot-area chart:style-name="ch3" table:cell-range-address="Sheet2.C1:Sheet2.C47" svg:x="0.454cm" svg:y="0.339cm" svg:width="18.957cm" svg:height="16.296cm">
          <chartooo:coordinate-region svg:x="2.187cm" svg:y="0.538cm" svg:width="17.037cm" svg:height="15.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1:Sheet2.C47" chart:class="chart:line">
            <chart:data-point chart:repeated="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C1:Sheet2.C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3114441334492">
                <text:p>1.23114441334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5184557391536">
                <text:p>1.55184557391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2652780440377">
                <text:p>2.626527804403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0514408640719">
                <text:p>3.505144086407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74327639380337">
                <text:p>4.743276393803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49801917084989">
                <text:p>6.498019170849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5892541179417">
                <text:p>12.58925411794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.769336928224">
                <text:p>17.7693369282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2892307921337">
                <text:p>25.28923079213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.2677566665581">
                <text:p>36.26775666655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.3832034148352">
                <text:p>52.38320341483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.1633458798111">
                <text:p>76.16334587981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1.430472101904">
                <text:p>111.4304721019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3.986485559087">
                <text:p>163.9864855590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2.670932899225">
                <text:p>242.6709328992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9.713139069425">
                <text:p>539.7131390694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0.741582678372">
                <text:p>810.7415826783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23.41039394737">
                <text:p>1223.410393947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54.15828663765">
                <text:p>1854.158286637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21.81218368622">
                <text:p>2821.812183686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11.6551920663">
                <text:p>4311.65519206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13.44946770869">
                <text:p>6613.449467708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181.6588104587">
                <text:p>10181.65881045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731.0709892171">
                <text:p>15731.07098921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389">
                <text:p>243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938.1273150585">
                <text:p>37938.12731505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9204.8684222089">
                <text:p>59204.86842220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2681.9000236831">
                <text:p>92681.90002368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5528.279711485">
                <text:p>145528.2797114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9179.733275">
                <text:p>229179.7332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1946.981943399">
                <text:p>361946.9819433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3217.252061473">
                <text:p>573217.2520614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10262.290287913">
                <text:p>910262.2902879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49292.44006844">
                <text:p>1449292.440068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13441">
                <text:p>23134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02081.40695532">
                <text:p>3702081.406955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38711.09344506">
                <text:p>5938711.093445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549309.04583989">
                <text:p>9549309.045839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390800.3506217">
                <text:p>15390800.35062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862056.2204638">
                <text:p>24862056.22046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251082.3819167">
                <text:p>40251082.38191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307312.0015134">
                <text:p>65307312.00151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53.944cm" svg:height="18.105cm" xlink:href=".." xlink:type="simple" chart:class="chart:scatter" chart:style-name="ch1">
        <chart:legend chart:legend-position="end" svg:x="52.044cm" svg:y="6.512cm" style:legend-expansion="high" chart:style-name="ch2"/>
        <chart:plot-area chart:style-name="ch3" table:cell-range-address="'MbmCommonSetting-StaffBaseRankRange'.A2:'MbmCommonSetting-StaffBaseRankRange'.K88 'MbmCommonSetting-StaffBaseRankRange'.B1:'MbmCommonSetting-StaffBaseRankRange'.K1" chart:data-source-has-labels="row" svg:x="0.622cm" svg:y="0.806cm" svg:width="48.811cm" svg:height="16.521cm">
          <chartooo:coordinate-region svg:x="1.429cm" svg:y="1.005cm" svg:width="47.632cm" svg:height="15.6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bmCommonSetting-StaffBaseRankRange'.B2:'MbmCommonSetting-StaffBaseRankRange'.B88" chart:label-cell-address="'MbmCommonSetting-StaffBaseRankRange'.B1:'MbmCommonSetting-StaffBaseRankRange'.B1" chart:class="chart:scatter">
            <chart:domain table:cell-range-address="'MbmCommonSetting-StaffBaseRankRange'.A2:'MbmCommonSetting-StaffBaseRankRange'.A88"/>
            <chart:data-point chart:repeated="87"/>
          </chart:series>
          <chart:series chart:style-name="ch7" chart:values-cell-range-address="'MbmCommonSetting-StaffBaseRankRange'.C2:'MbmCommonSetting-StaffBaseRankRange'.C88" chart:label-cell-address="'MbmCommonSetting-StaffBaseRankRange'.C1:'MbmCommonSetting-StaffBaseRankRange'.C1" chart:class="chart:scatter">
            <chart:data-point chart:repeated="87"/>
          </chart:series>
          <chart:series chart:style-name="ch8" chart:values-cell-range-address="'MbmCommonSetting-StaffBaseRankRange'.D2:'MbmCommonSetting-StaffBaseRankRange'.D88" chart:label-cell-address="'MbmCommonSetting-StaffBaseRankRange'.D1:'MbmCommonSetting-StaffBaseRankRange'.D1" chart:class="chart:scatter">
            <chart:data-point chart:repeated="87"/>
          </chart:series>
          <chart:series chart:style-name="ch9" chart:values-cell-range-address="'MbmCommonSetting-StaffBaseRankRange'.E2:'MbmCommonSetting-StaffBaseRankRange'.E88" chart:label-cell-address="'MbmCommonSetting-StaffBaseRankRange'.E1:'MbmCommonSetting-StaffBaseRankRange'.E1" chart:class="chart:scatter">
            <chart:data-point chart:repeated="87"/>
          </chart:series>
          <chart:series chart:style-name="ch10" chart:values-cell-range-address="'MbmCommonSetting-StaffBaseRankRange'.F2:'MbmCommonSetting-StaffBaseRankRange'.F88" chart:label-cell-address="'MbmCommonSetting-StaffBaseRankRange'.F1:'MbmCommonSetting-StaffBaseRankRange'.F1" chart:class="chart:scatter">
            <chart:data-point chart:repeated="87"/>
          </chart:series>
          <chart:series chart:style-name="ch11" chart:values-cell-range-address="'MbmCommonSetting-StaffBaseRankRange'.G2:'MbmCommonSetting-StaffBaseRankRange'.G88" chart:label-cell-address="'MbmCommonSetting-StaffBaseRankRange'.G1:'MbmCommonSetting-StaffBaseRankRange'.G1" chart:class="chart:scatter">
            <chart:data-point chart:repeated="87"/>
          </chart:series>
          <chart:series chart:style-name="ch12" chart:values-cell-range-address="'MbmCommonSetting-StaffBaseRankRange'.H2:'MbmCommonSetting-StaffBaseRankRange'.H88" chart:label-cell-address="'MbmCommonSetting-StaffBaseRankRange'.H1:'MbmCommonSetting-StaffBaseRankRange'.H1" chart:class="chart:scatter">
            <chart:data-point chart:repeated="87"/>
          </chart:series>
          <chart:series chart:style-name="ch13" chart:values-cell-range-address="'MbmCommonSetting-StaffBaseRankRange'.I2:'MbmCommonSetting-StaffBaseRankRange'.I88" chart:label-cell-address="'MbmCommonSetting-StaffBaseRankRange'.I1:'MbmCommonSetting-StaffBaseRankRange'.I1" chart:class="chart:scatter">
            <chart:data-point chart:repeated="87"/>
          </chart:series>
          <chart:series chart:style-name="ch14" chart:values-cell-range-address="'MbmCommonSetting-StaffBaseRankRange'.J2:'MbmCommonSetting-StaffBaseRankRange'.J88" chart:label-cell-address="'MbmCommonSetting-StaffBaseRankRange'.J1:'MbmCommonSetting-StaffBaseRankRange'.J1" chart:class="chart:scatter">
            <chart:data-point chart:repeated="87"/>
          </chart:series>
          <chart:series chart:style-name="ch15" chart:values-cell-range-address="'MbmCommonSetting-StaffBaseRankRange'.K2:'MbmCommonSetting-StaffBaseRankRange'.K88" chart:label-cell-address="'MbmCommonSetting-StaffBaseRankRange'.K1:'MbmCommonSetting-StaffBaseRankRange'.K1" chart:class="chart:scatter">
            <chart:data-point chart:repeated="8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</text:p>
                <draw:g>
                  <svg:desc>'MbmCommonSetting-StaffBaseRankRange'.B1:'MbmCommonSetting-StaffBaseRankRange'.B1</svg:desc>
                </draw:g>
              </table:table-cell>
              <table:table-cell office:value-type="string">
                <text:p>f</text:p>
                <draw:g>
                  <svg:desc>'MbmCommonSetting-StaffBaseRankRange'.C1:'MbmCommonSetting-StaffBaseRankRange'.C1</svg:desc>
                </draw:g>
              </table:table-cell>
              <table:table-cell office:value-type="string">
                <text:p>e</text:p>
                <draw:g>
                  <svg:desc>'MbmCommonSetting-StaffBaseRankRange'.D1:'MbmCommonSetting-StaffBaseRankRange'.D1</svg:desc>
                </draw:g>
              </table:table-cell>
              <table:table-cell office:value-type="string">
                <text:p>d</text:p>
                <draw:g>
                  <svg:desc>'MbmCommonSetting-StaffBaseRankRange'.E1:'MbmCommonSetting-StaffBaseRankRange'.E1</svg:desc>
                </draw:g>
              </table:table-cell>
              <table:table-cell office:value-type="string">
                <text:p>c</text:p>
                <draw:g>
                  <svg:desc>'MbmCommonSetting-StaffBaseRankRange'.F1:'MbmCommonSetting-StaffBaseRankRange'.F1</svg:desc>
                </draw:g>
              </table:table-cell>
              <table:table-cell office:value-type="string">
                <text:p>b</text:p>
                <draw:g>
                  <svg:desc>'MbmCommonSetting-StaffBaseRankRange'.G1:'MbmCommonSetting-StaffBaseRankRange'.G1</svg:desc>
                </draw:g>
              </table:table-cell>
              <table:table-cell office:value-type="string">
                <text:p>a</text:p>
                <draw:g>
                  <svg:desc>'MbmCommonSetting-StaffBaseRankRange'.H1:'MbmCommonSetting-StaffBaseRankRange'.H1</svg:desc>
                </draw:g>
              </table:table-cell>
              <table:table-cell office:value-type="string">
                <text:p>s</text:p>
                <draw:g>
                  <svg:desc>'MbmCommonSetting-StaffBaseRankRange'.I1:'MbmCommonSetting-StaffBaseRankRange'.I1</svg:desc>
                </draw:g>
              </table:table-cell>
              <table:table-cell office:value-type="string">
                <text:p>sp</text:p>
                <draw:g>
                  <svg:desc>'MbmCommonSetting-StaffBaseRankRange'.J1:'MbmCommonSetting-StaffBaseRankRange'.J1</svg:desc>
                </draw:g>
              </table:table-cell>
              <table:table-cell office:value-type="string">
                <text:p>spp</text:p>
                <draw:g>
                  <svg:desc>'MbmCommonSetting-StaffBaseRankRange'.K1:'MbmCommonSetting-StaffBaseRankRange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bmCommonSetting-StaffBaseRankRange'.A2:'MbmCommonSetting-StaffBaseRankRange'.A88</svg:desc>
                </draw:g>
              </table:table-cell>
              <table:table-cell office:value-type="float" office:value="10">
                <text:p>10</text:p>
                <draw:g>
                  <svg:desc>'MbmCommonSetting-StaffBaseRankRange'.B2:'MbmCommonSetting-StaffBaseRankRange'.B88</svg:desc>
                </draw:g>
              </table:table-cell>
              <table:table-cell office:value-type="float" office:value="90">
                <text:p>90</text:p>
                <draw:g>
                  <svg:desc>'MbmCommonSetting-StaffBaseRankRange'.C2:'MbmCommonSetting-StaffBaseRankRange'.C88</svg:desc>
                </draw:g>
              </table:table-cell>
              <table:table-cell office:value-type="float" office:value="0">
                <text:p>0</text:p>
                <draw:g>
                  <svg:desc>'MbmCommonSetting-StaffBaseRankRange'.D2:'MbmCommonSetting-StaffBaseRankRange'.D88</svg:desc>
                </draw:g>
              </table:table-cell>
              <table:table-cell office:value-type="float" office:value="0">
                <text:p>0</text:p>
                <draw:g>
                  <svg:desc>'MbmCommonSetting-StaffBaseRankRange'.E2:'MbmCommonSetting-StaffBaseRankRange'.E88</svg:desc>
                </draw:g>
              </table:table-cell>
              <table:table-cell office:value-type="float" office:value="0">
                <text:p>0</text:p>
                <draw:g>
                  <svg:desc>'MbmCommonSetting-StaffBaseRankRange'.F2:'MbmCommonSetting-StaffBaseRankRange'.F88</svg:desc>
                </draw:g>
              </table:table-cell>
              <table:table-cell office:value-type="float" office:value="0">
                <text:p>0</text:p>
                <draw:g>
                  <svg:desc>'MbmCommonSetting-StaffBaseRankRange'.G2:'MbmCommonSetting-StaffBaseRankRange'.G88</svg:desc>
                </draw:g>
              </table:table-cell>
              <table:table-cell office:value-type="float" office:value="0">
                <text:p>0</text:p>
                <draw:g>
                  <svg:desc>'MbmCommonSetting-StaffBaseRankRange'.H2:'MbmCommonSetting-StaffBaseRankRange'.H88</svg:desc>
                </draw:g>
              </table:table-cell>
              <table:table-cell office:value-type="float" office:value="0">
                <text:p>0</text:p>
                <draw:g>
                  <svg:desc>'MbmCommonSetting-StaffBaseRankRange'.I2:'MbmCommonSetting-StaffBaseRankRange'.I88</svg:desc>
                </draw:g>
              </table:table-cell>
              <table:table-cell office:value-type="float" office:value="0">
                <text:p>0</text:p>
                <draw:g>
                  <svg:desc>'MbmCommonSetting-StaffBaseRankRange'.J2:'MbmCommonSetting-StaffBaseRankRange'.J88</svg:desc>
                </draw:g>
              </table:table-cell>
              <table:table-cell office:value-type="float" office:value="0">
                <text:p>0</text:p>
                <draw:g>
                  <svg:desc>'MbmCommonSetting-StaffBaseRankRange'.K2:'MbmCommonSetting-StaffBaseRankRange'.K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9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6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3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8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5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2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9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3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7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4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1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8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2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9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6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13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7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1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8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5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18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4">
                <text:p>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30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86">
                <text:p>6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8">
                <text:p>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56">
                <text:p>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84">
                <text:p>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2">
                <text:p>8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8">
                <text:p>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2">
                <text:p>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0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8.179cm" svg:height="21.907cm" xlink:href=".." xlink:type="simple" chart:class="chart:line" chart:column-mapping="0 1 2 3 4 5 6 7 8 9" chart:style-name="ch1">
        <chart:legend chart:legend-position="end" svg:x="45.274cm" svg:y="8.164cm" style:legend-expansion="high" chart:style-name="ch2"/>
        <chart:plot-area chart:style-name="ch3" table:cell-range-address="'MbmCommonSetting-StaffBaseRankRange'.A2:'MbmCommonSetting-StaffBaseRankRange'.K88 'MbmCommonSetting-StaffBaseRankRange'.M2:'MbmCommonSetting-StaffBaseRankRange'.M53 'MbmCommonSetting-StaffBaseRankRange'.B1:'MbmCommonSetting-StaffBaseRankRange'.K1" chart:data-source-has-labels="both" svg:x="0.963cm" svg:y="0.438cm" svg:width="43.348cm" svg:height="21.031cm">
          <chartooo:coordinate-region svg:x="1.584cm" svg:y="0.637cm" svg:width="42.261cm" svg:height="19.787cm"/>
          <chart:axis chart:dimension="x" chart:name="primary-x" chart:style-name="ch4" chartooo:axis-type="auto">
            <chartooo:date-scale/>
            <chart:categories table:cell-range-address="'MbmCommonSetting-StaffBaseRankRange'.A2:'MbmCommonSetting-StaffBaseRankRange'.A8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bmCommonSetting-StaffBaseRankRange'.M2:'MbmCommonSetting-StaffBaseRankRange'.M53" chart:class="chart:line">
            <chart:data-point chart:repeated="52"/>
          </chart:series>
          <chart:series chart:style-name="ch7" chart:values-cell-range-address="'MbmCommonSetting-StaffBaseRankRange'.B2:'MbmCommonSetting-StaffBaseRankRange'.B88" chart:label-cell-address="'MbmCommonSetting-StaffBaseRankRange'.B1:'MbmCommonSetting-StaffBaseRankRange'.B1" chart:class="chart:line">
            <chart:data-point chart:repeated="87"/>
          </chart:series>
          <chart:series chart:style-name="ch8" chart:values-cell-range-address="'MbmCommonSetting-StaffBaseRankRange'.C2:'MbmCommonSetting-StaffBaseRankRange'.C88" chart:label-cell-address="'MbmCommonSetting-StaffBaseRankRange'.C1:'MbmCommonSetting-StaffBaseRankRange'.C1" chart:class="chart:line">
            <chart:data-point chart:repeated="87"/>
          </chart:series>
          <chart:series chart:style-name="ch9" chart:values-cell-range-address="'MbmCommonSetting-StaffBaseRankRange'.D2:'MbmCommonSetting-StaffBaseRankRange'.D88" chart:label-cell-address="'MbmCommonSetting-StaffBaseRankRange'.D1:'MbmCommonSetting-StaffBaseRankRange'.D1" chart:class="chart:line">
            <chart:data-point chart:repeated="87"/>
          </chart:series>
          <chart:series chart:style-name="ch10" chart:values-cell-range-address="'MbmCommonSetting-StaffBaseRankRange'.E2:'MbmCommonSetting-StaffBaseRankRange'.E88" chart:label-cell-address="'MbmCommonSetting-StaffBaseRankRange'.E1:'MbmCommonSetting-StaffBaseRankRange'.E1" chart:class="chart:line">
            <chart:data-point chart:repeated="87"/>
          </chart:series>
          <chart:series chart:style-name="ch11" chart:values-cell-range-address="'MbmCommonSetting-StaffBaseRankRange'.F2:'MbmCommonSetting-StaffBaseRankRange'.F88" chart:label-cell-address="'MbmCommonSetting-StaffBaseRankRange'.F1:'MbmCommonSetting-StaffBaseRankRange'.F1" chart:class="chart:line">
            <chart:data-point chart:repeated="87"/>
          </chart:series>
          <chart:series chart:style-name="ch12" chart:values-cell-range-address="'MbmCommonSetting-StaffBaseRankRange'.G2:'MbmCommonSetting-StaffBaseRankRange'.G88" chart:label-cell-address="'MbmCommonSetting-StaffBaseRankRange'.G1:'MbmCommonSetting-StaffBaseRankRange'.G1" chart:class="chart:line">
            <chart:data-point chart:repeated="87"/>
          </chart:series>
          <chart:series chart:style-name="ch13" chart:values-cell-range-address="'MbmCommonSetting-StaffBaseRankRange'.H2:'MbmCommonSetting-StaffBaseRankRange'.H88" chart:label-cell-address="'MbmCommonSetting-StaffBaseRankRange'.H1:'MbmCommonSetting-StaffBaseRankRange'.H1" chart:class="chart:line">
            <chart:data-point chart:repeated="87"/>
          </chart:series>
          <chart:series chart:style-name="ch14" chart:values-cell-range-address="'MbmCommonSetting-StaffBaseRankRange'.I2:'MbmCommonSetting-StaffBaseRankRange'.I88" chart:label-cell-address="'MbmCommonSetting-StaffBaseRankRange'.I1:'MbmCommonSetting-StaffBaseRankRange'.I1" chart:class="chart:line">
            <chart:data-point chart:repeated="87"/>
          </chart:series>
          <chart:series chart:style-name="ch15" chart:values-cell-range-address="'MbmCommonSetting-StaffBaseRankRange'.J2:'MbmCommonSetting-StaffBaseRankRange'.J88" chart:label-cell-address="'MbmCommonSetting-StaffBaseRankRange'.J1:'MbmCommonSetting-StaffBaseRankRange'.J1" chart:class="chart:line">
            <chart:data-point chart:repeated="87"/>
          </chart:series>
          <chart:series chart:style-name="ch16" chart:values-cell-range-address="'MbmCommonSetting-StaffBaseRankRange'.K2:'MbmCommonSetting-StaffBaseRankRange'.K88" chart:label-cell-address="'MbmCommonSetting-StaffBaseRankRange'.K1:'MbmCommonSetting-StaffBaseRankRange'.K1" chart:class="chart:line">
            <chart:data-point chart:repeated="8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g</text:p>
                <draw:g>
                  <svg:desc>'MbmCommonSetting-StaffBaseRankRange'.B1:'MbmCommonSetting-StaffBaseRankRange'.B1</svg:desc>
                </draw:g>
              </table:table-cell>
              <table:table-cell office:value-type="string">
                <text:p>f</text:p>
                <draw:g>
                  <svg:desc>'MbmCommonSetting-StaffBaseRankRange'.C1:'MbmCommonSetting-StaffBaseRankRange'.C1</svg:desc>
                </draw:g>
              </table:table-cell>
              <table:table-cell office:value-type="string">
                <text:p>e</text:p>
                <draw:g>
                  <svg:desc>'MbmCommonSetting-StaffBaseRankRange'.D1:'MbmCommonSetting-StaffBaseRankRange'.D1</svg:desc>
                </draw:g>
              </table:table-cell>
              <table:table-cell office:value-type="string">
                <text:p>d</text:p>
                <draw:g>
                  <svg:desc>'MbmCommonSetting-StaffBaseRankRange'.E1:'MbmCommonSetting-StaffBaseRankRange'.E1</svg:desc>
                </draw:g>
              </table:table-cell>
              <table:table-cell office:value-type="string">
                <text:p>c</text:p>
                <draw:g>
                  <svg:desc>'MbmCommonSetting-StaffBaseRankRange'.F1:'MbmCommonSetting-StaffBaseRankRange'.F1</svg:desc>
                </draw:g>
              </table:table-cell>
              <table:table-cell office:value-type="string">
                <text:p>b</text:p>
                <draw:g>
                  <svg:desc>'MbmCommonSetting-StaffBaseRankRange'.G1:'MbmCommonSetting-StaffBaseRankRange'.G1</svg:desc>
                </draw:g>
              </table:table-cell>
              <table:table-cell office:value-type="string">
                <text:p>a</text:p>
                <draw:g>
                  <svg:desc>'MbmCommonSetting-StaffBaseRankRange'.H1:'MbmCommonSetting-StaffBaseRankRange'.H1</svg:desc>
                </draw:g>
              </table:table-cell>
              <table:table-cell office:value-type="string">
                <text:p>s</text:p>
                <draw:g>
                  <svg:desc>'MbmCommonSetting-StaffBaseRankRange'.I1:'MbmCommonSetting-StaffBaseRankRange'.I1</svg:desc>
                </draw:g>
              </table:table-cell>
              <table:table-cell office:value-type="string">
                <text:p>sp</text:p>
                <draw:g>
                  <svg:desc>'MbmCommonSetting-StaffBaseRankRange'.J1:'MbmCommonSetting-StaffBaseRankRange'.J1</svg:desc>
                </draw:g>
              </table:table-cell>
              <table:table-cell office:value-type="string">
                <text:p>spp</text:p>
                <draw:g>
                  <svg:desc>'MbmCommonSetting-StaffBaseRankRange'.K1:'MbmCommonSetting-StaffBaseRankRange'.K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MbmCommonSetting-StaffBaseRankRange'.A2:'MbmCommonSetting-StaffBaseRankRange'.A88</svg:desc>
                </draw:g>
              </table:table-cell>
              <table:table-cell office:value-type="float" office:value="NaN">
                <text:p>NaN</text:p>
                <draw:g>
                  <svg:desc>'MbmCommonSetting-StaffBaseRankRange'.M2:'MbmCommonSetting-StaffBaseRankRange'.M53</svg:desc>
                </draw:g>
              </table:table-cell>
              <table:table-cell office:value-type="float" office:value="10">
                <text:p>10</text:p>
                <draw:g>
                  <svg:desc>'MbmCommonSetting-StaffBaseRankRange'.B2:'MbmCommonSetting-StaffBaseRankRange'.B88</svg:desc>
                </draw:g>
              </table:table-cell>
              <table:table-cell office:value-type="float" office:value="90">
                <text:p>90</text:p>
                <draw:g>
                  <svg:desc>'MbmCommonSetting-StaffBaseRankRange'.C2:'MbmCommonSetting-StaffBaseRankRange'.C88</svg:desc>
                </draw:g>
              </table:table-cell>
              <table:table-cell office:value-type="float" office:value="0">
                <text:p>0</text:p>
                <draw:g>
                  <svg:desc>'MbmCommonSetting-StaffBaseRankRange'.D2:'MbmCommonSetting-StaffBaseRankRange'.D88</svg:desc>
                </draw:g>
              </table:table-cell>
              <table:table-cell office:value-type="float" office:value="0">
                <text:p>0</text:p>
                <draw:g>
                  <svg:desc>'MbmCommonSetting-StaffBaseRankRange'.E2:'MbmCommonSetting-StaffBaseRankRange'.E88</svg:desc>
                </draw:g>
              </table:table-cell>
              <table:table-cell office:value-type="float" office:value="0">
                <text:p>0</text:p>
                <draw:g>
                  <svg:desc>'MbmCommonSetting-StaffBaseRankRange'.F2:'MbmCommonSetting-StaffBaseRankRange'.F88</svg:desc>
                </draw:g>
              </table:table-cell>
              <table:table-cell office:value-type="float" office:value="0">
                <text:p>0</text:p>
                <draw:g>
                  <svg:desc>'MbmCommonSetting-StaffBaseRankRange'.G2:'MbmCommonSetting-StaffBaseRankRange'.G88</svg:desc>
                </draw:g>
              </table:table-cell>
              <table:table-cell office:value-type="float" office:value="0">
                <text:p>0</text:p>
                <draw:g>
                  <svg:desc>'MbmCommonSetting-StaffBaseRankRange'.H2:'MbmCommonSetting-StaffBaseRankRange'.H88</svg:desc>
                </draw:g>
              </table:table-cell>
              <table:table-cell office:value-type="float" office:value="0">
                <text:p>0</text:p>
                <draw:g>
                  <svg:desc>'MbmCommonSetting-StaffBaseRankRange'.I2:'MbmCommonSetting-StaffBaseRankRange'.I88</svg:desc>
                </draw:g>
              </table:table-cell>
              <table:table-cell office:value-type="float" office:value="0">
                <text:p>0</text:p>
                <draw:g>
                  <svg:desc>'MbmCommonSetting-StaffBaseRankRange'.J2:'MbmCommonSetting-StaffBaseRankRange'.J88</svg:desc>
                </draw:g>
              </table:table-cell>
              <table:table-cell office:value-type="float" office:value="0">
                <text:p>0</text:p>
                <draw:g>
                  <svg:desc>'MbmCommonSetting-StaffBaseRankRange'.K2:'MbmCommonSetting-StaffBaseRankRange'.K8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